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2.95cm" fo:min-width="4.7cm"/>
    </style:style>
    <style:style style:name="gr2" style:family="graphic" style:parent-style-name="standard">
      <style:graphic-properties draw:marker-start="" draw:fill="none" draw:textarea-horizontal-align="justify" draw:textarea-vertical-align="top" draw:auto-grow-height="false" fo:min-height="12.15cm" fo:min-width="7.3cm"/>
    </style:style>
    <style:style style:name="gr3" style:family="graphic" style:parent-style-name="standard">
      <style:graphic-properties draw:fill="none" draw:textarea-horizontal-align="justify" draw:textarea-vertical-align="top" draw:auto-grow-height="false" fo:min-height="12.15cm" fo:min-width="7.3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b3e0e0" draw:opacity="100%" draw:textarea-horizontal-align="justify" draw:textarea-vertical-align="middle" draw:auto-grow-height="false" fo:min-height="2.296cm" fo:min-width="3.744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b3e0e0" draw:opacity="100%" draw:textarea-horizontal-align="justify" draw:textarea-vertical-align="middle" draw:auto-grow-height="false" fo:min-height="2.216cm" fo:min-width="3.664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b3e0e0" draw:opacity="100%" draw:textarea-horizontal-align="justify" draw:textarea-vertical-align="middle" draw:auto-grow-height="false" fo:min-height="2.216cm" fo:min-width="2.25cm" fo:padding-top="0.165cm" fo:padding-bottom="0.165cm" fo:padding-left="0.29cm" fo:padding-right="0.29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0.75cm" fo:min-width="25.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55cm" fo:min-width="4.7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.55cm" fo:min-width="7.5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1.95cm" fo:min-width="7.5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75cm" fo:min-width="5.1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95cm" fo:min-width="7.5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75cm" fo:min-width="2.7cm"/>
    </style:style>
    <style:style style:name="gr16" style:family="graphic" style:parent-style-name="objectwithoutfill">
      <style:graphic-properties draw:fill="none" draw:textarea-vertical-align="middl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</style:style>
    <style:style style:name="P5" style:family="paragraph">
      <style:paragraph-properties fo:text-align="end"/>
    </style:style>
    <style:style style:name="P6" style:family="paragraph">
      <loext:graphic-properties draw:fill-color="#b3e0e0" draw:opacity="100%"/>
      <style:paragraph-properties fo:text-align="center"/>
    </style:style>
    <style:style style:name="P7" style:family="paragraph">
      <loext:graphic-properties draw:fill-color="#b3e0e0" draw:opacity="100%"/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none"/>
      <style:paragraph-properties fo:text-align="start"/>
      <style:text-properties fo:text-shadow="1pt 1pt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text-shadow="1pt 1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2" draw:layer="layout" svg:width="5.2cm" svg:height="3.2cm" svg:x="11.2cm" svg:y="11.7cm">
          <text:p text:style-name="P1">Bewertung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2cm" svg:height="3.2cm" svg:x="11.2cm" svg:y="6.2cm">
          <text:p text:style-name="P3">Erstellung von</text:p>
          <text:p text:style-name="P3">Design Artefakten</text:p>
          <text:p text:style-name="P3">und Prozessen</text:p>
          <text:p text:style-name="P1"/>
          <draw:enhanced-geometry svg:viewBox="0 0 21600 21600" draw:type="rectangle" draw:enhanced-path="M 0 0 L 21600 0 21600 21600 0 21600 0 0 Z N"/>
        </draw:custom-shape>
        <draw:g>
          <draw:custom-shape draw:style-name="gr2" draw:text-style-name="P4" draw:layer="layout" svg:width="7.8cm" svg:height="12.4cm" svg:x="1cm" svg:y="4.2cm">
            <text:p text:style-name="P3"><text:span text:style-name="T1"/></text:p>
            <text:p text:style-name="P3"><text:span text:style-name="T1">Anwendungsgebiet</text:span></text:p>
            <text:p text:style-name="P3"/>
            <text:list text:style-name="L1">
              <text:list-item>
                <text:p text:style-name="P3">Personen<text:line-break/></text:p>
              </text:list-item>
              <text:list-item>
                <text:p text:style-name="P3">Organisatorische<text:line-break/>Systeme<text:line-break/><text:line-break/><text:line-break/></text:p>
              </text:list-item>
              <text:list-item>
                <text:p text:style-name="P3">Technische<text:line-break/>Systeme<text:line-break/></text:p>
              </text:list-item>
              <text:list-item>
                <text:p text:style-name="P3">Herausforderungen &amp;<text:line-break/>Möglichkeiten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7.8cm" svg:height="12.4cm" svg:x="10.2cm" svg:y="4.2cm">
            <text:p text:style-name="P3"><text:span text:style-name="T1"/></text:p>
            <text:p text:style-name="P3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7.8cm" svg:height="12.4cm" svg:x="19.2cm" svg:y="4.2cm">
            <text:p text:style-name="P3"><text:span text:style-name="T1"/></text:p>
            <text:p text:style-name="P3"><text:span text:style-name="T1">Grundlagen</text:span></text:p>
            <text:p text:style-name="P3"/>
            <text:list text:style-name="L1">
              <text:list-item>
                <text:p text:style-name="P3">Wissenschaftliche<text:line-break/>Theorien &amp; Methoden<text:line-break/><text:line-break/><text:line-break/></text:p>
              </text:list-item>
              <text:list-item>
                <text:p text:style-name="P5">Erfahrung &amp;<text:line-break/>Expertise<text:line-break/></text:p>
                <text:p text:style-name="P3"><text:line-break/></text:p>
              </text:list-item>
              <text:list-item>
                <text:p text:style-name="P3">Meta-Artefakte<text:line-break/>(Design Produkte &amp;<text:line-break/> Design Prozesse)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4" draw:text-style-name="P6" draw:layer="layout" svg:width="6cm" svg:height="3.6cm" svg:x="4.9cm" svg:y="8.8cm">
          <text:p text:style-name="P1"><text:span text:style-name="T2">Relevanzzyklus</text:span></text:p>
          <text:list text:style-name="L1">
            <text:list-item>
              <text:p text:style-name="P1">Anforderungen</text:p>
            </text:list-item>
            <text:list-item>
              <text:p text:style-name="P1">Feldtests <text:s text:c="8"/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6cm" svg:height="3.6cm" svg:x="16.601cm" svg:y="8.801cm">
          <text:p text:style-name="P1"><text:span text:style-name="T2">Stringenzzyklus</text:span></text:p>
          <text:list text:style-name="L1">
            <text:list-item>
              <text:p text:style-name="P1">Grundlagen <text:s/></text:p>
            </text:list-item>
            <text:list-item>
              <text:p text:style-name="P1">Beiträge <text:s text:c="6"/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4.002cm" svg:height="3.6cm" svg:x="11.8cm" svg:y="8.802cm">
          <text:p text:style-name="P1"><text:span text:style-name="T2">Design-</text:span></text:p>
          <text:p text:style-name="P1"><text:span text:style-name="T2">zykl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26cm" svg:height="1cm" svg:x="1cm" svg:y="2.8cm">
          <text:p text:style-name="P3"><text:span text:style-name="T3">Umfeld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/>Design Science Forschung</text:span><text:span text:style-name="T3"><text:tab/></text:span><text:span text:style-name="T3"> <text:s text:c="3"/>Wissensbasis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3.4cm" svg:y1="8.802cm" svg:x2="13.8cm" svg:y2="8.802cm">
          <text:p/>
        </draw:line>
        <draw:line draw:style-name="gr8" draw:text-style-name="P2" draw:layer="layout" svg:x1="14.2cm" svg:y1="12.402cm" svg:x2="13.8cm" svg:y2="12.402cm">
          <text:p/>
        </draw:line>
        <draw:line draw:style-name="gr8" draw:text-style-name="P2" draw:layer="layout" svg:x1="7.6cm" svg:y1="8.8cm" svg:x2="7.8cm" svg:y2="8.8cm">
          <text:p/>
        </draw:line>
        <draw:line draw:style-name="gr8" draw:text-style-name="P2" draw:layer="layout" svg:x1="8.4cm" svg:y1="12.4cm" svg:x2="8cm" svg:y2="12.4cm">
          <text:p/>
        </draw:line>
        <draw:line draw:style-name="gr8" draw:text-style-name="P2" draw:layer="layout" svg:x1="19.2cm" svg:y1="8.801cm" svg:x2="19.6cm" svg:y2="8.801cm">
          <text:p/>
        </draw:line>
        <draw:line draw:style-name="gr8" draw:text-style-name="P2" draw:layer="layout" svg:x1="20cm" svg:y1="12.401cm" svg:x2="19.6cm" svg:y2="12.401cm">
          <text:p/>
        </draw:lin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10" draw:text-style-name="P10" xml:id="id2" draw:id="id2" draw:layer="layout" svg:width="5.2cm" svg:height="0.8cm" svg:x="4.6cm" svg:y="2.6cm">
          <text:p text:style-name="P1"><text:span text:style-name="T4">Gegenstand, Fragestellung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8cm" svg:height="1.8cm" svg:x="3.2cm" svg:y="4cm">
          <text:p text:style-name="P3"><text:span text:style-name="T4">Festlegung von Kategoriendefinition (Selektions-</text:span></text:p>
          <text:p text:style-name="P3"><text:span text:style-name="T4">Kriterium) und Abstraktionsniveau für die</text:span></text:p>
          <text:p text:style-name="P3"><text:span text:style-name="T4">induktive Kategorienbildung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8cm" svg:height="2.2cm" svg:x="3.2cm" svg:y="6.4cm">
          <text:p text:style-name="P3"><text:span text:style-name="T4">Schrittweise induktive Kategorienbildung aus dem</text:span></text:p>
          <text:p text:style-name="P3"><text:span text:style-name="T4">Material heraus in Bezug auf Definition und</text:span></text:p>
          <text:p text:style-name="P3"><text:span text:style-name="T4">Abstraktionsniveau,</text:span></text:p>
          <text:p text:style-name="P3"><text:span text:style-name="T4">Subsumtion unter alte Kategorien oder</text:span></text:p>
          <text:p text:style-name="P3"><text:span text:style-name="T4">Kategorienneubildung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5.6cm" svg:height="1cm" svg:x="3.2cm" svg:y="9.2cm">
          <text:p text:style-name="P3"><text:span text:style-name="T4">Überarbeitung der Kategorien</text:span></text:p>
          <text:p text:style-name="P3"><text:span text:style-name="T4">nach ca. 10 – 50% des Material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5.6cm" svg:height="1cm" svg:x="3.2cm" svg:y="10.8cm">
          <text:p text:style-name="P3"><text:span text:style-name="T4">Endgültiger Materialdurchgang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" draw:id="id1" draw:layer="layout" svg:width="8cm" svg:height="1.2cm" svg:x="3.2cm" svg:y="12.4cm">
          <text:p text:style-name="P3"><text:span text:style-name="T4">Auswertung, evtl. quantitative Analysen</text:span></text:p>
          <text:p text:style-name="P3"><text:span text:style-name="T4">(z.B. Häufigkeiten)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3.2cm" svg:height="1cm" svg:x="10cm" svg:y="9.2cm">
          <text:p text:style-name="P3"><text:span text:style-name="T4">formative Relia-</text:span></text:p>
          <text:p text:style-name="P3"><text:span text:style-name="T4">bilitätsprüfung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3.2cm" svg:height="1cm" svg:x="10cm" svg:y="10.8cm">
          <text:p text:style-name="P3"><text:span text:style-name="T4">summative Relia-</text:span></text:p>
          <text:p text:style-name="P3"><text:span text:style-name="T4">bilitätsprüfung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3.2cm" svg:y1="13cm" svg:x2="4.6cm" svg:y2="3cm" draw:start-shape="id1" draw:start-glue-point="3" draw:end-shape="id2" draw:end-glue-point="3" svg:d="M3200 13000h-501v-10000h1901" svg:viewBox="0 0 1902 10001">
          <text:p/>
        </draw:connector>
        <draw:line draw:style-name="gr8" draw:text-style-name="P2" draw:layer="layout" svg:x1="7cm" svg:y1="3.4cm" svg:x2="7cm" svg:y2="4cm">
          <text:p/>
        </draw:line>
        <draw:line draw:style-name="gr8" draw:text-style-name="P2" draw:layer="layout" svg:x1="7cm" svg:y1="5.8cm" svg:x2="7cm" svg:y2="6.4cm">
          <text:p/>
        </draw:line>
        <draw:line draw:style-name="gr8" draw:text-style-name="P2" draw:layer="layout" svg:x1="7cm" svg:y1="8.6cm" svg:x2="7cm" svg:y2="9.2cm">
          <text:p/>
        </draw:line>
        <draw:line draw:style-name="gr8" draw:text-style-name="P2" draw:layer="layout" svg:x1="7cm" svg:y1="10.2cm" svg:x2="7cm" svg:y2="10.8cm">
          <text:p/>
        </draw:line>
        <draw:line draw:style-name="gr8" draw:text-style-name="P2" draw:layer="layout" svg:x1="7cm" svg:y1="11.8cm" svg:x2="7cm" svg:y2="12.4cm">
          <text:p/>
        </draw:line>
        <draw:line draw:style-name="gr8" draw:text-style-name="P2" draw:layer="layout" svg:x1="8.8cm" svg:y1="9.8cm" svg:x2="10cm" svg:y2="9.8cm">
          <text:p/>
        </draw:line>
        <draw:line draw:style-name="gr8" draw:text-style-name="P2" draw:layer="layout" svg:x1="8.8cm" svg:y1="11.4cm" svg:x2="10cm" svg:y2="11.4cm">
          <text:p/>
        </draw:line>
        <draw:line draw:style-name="gr16" draw:text-style-name="P2" draw:layer="layout" svg:x1="12cm" svg:y1="9.2cm" svg:x2="12cm" svg:y2="3cm">
          <text:p/>
        </draw:line>
        <draw:line draw:style-name="gr8" draw:text-style-name="P2" draw:layer="layout" svg:x1="12cm" svg:y1="3cm" svg:x2="9.8cm" svg:y2="3cm">
          <text:p/>
        </draw:line>
        <draw:line draw:style-name="gr8" draw:text-style-name="P2" draw:layer="layout" svg:x1="12cm" svg:y1="4.8cm" svg:x2="11.2cm" svg:y2="4.8cm">
          <text:p/>
        </draw:line>
        <draw:custom-shape draw:style-name="gr10" draw:text-style-name="P10" xml:id="id4" draw:id="id4" draw:layer="layout" svg:width="5.2cm" svg:height="0.8cm" svg:x="16.501cm" svg:y="2.6cm">
          <text:p text:style-name="P1"><text:span text:style-name="T4">Gegenstand, Fragestellung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8cm" svg:height="1.8cm" svg:x="15.101cm" svg:y="4cm">
          <text:p text:style-name="P3"><text:span text:style-name="T4">Theoriegeleitete Festlegung der Strukturierungs-</text:span></text:p>
          <text:p text:style-name="P3"><text:span text:style-name="T4">dimensionen als Hauot- und evtl. Unterkategorien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8cm" svg:height="2.2cm" svg:x="15.101cm" svg:y="6.4cm">
          <text:p text:style-name="P3"><text:span text:style-name="T4">Theoriegeleitete Formulierung von Definitionen,</text:span></text:p>
          <text:p text:style-name="P3"><text:span text:style-name="T4">Ankerbeispielen und Kodierregelen</text:span></text:p>
          <text:p text:style-name="P3"><text:span text:style-name="T4"/></text:p>
          <text:p text:style-name="P3"><text:span text:style-name="T4">Zusammenstellung zu einen Kodierleitfaden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5.6cm" svg:height="1cm" svg:x="15.101cm" svg:y="9.2cm">
          <text:p text:style-name="P3"><text:span text:style-name="T4">Überarbeitung der Kategorien</text:span></text:p>
          <text:p text:style-name="P3"><text:span text:style-name="T4">Und des Kodierleitfaden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5.6cm" svg:height="1cm" svg:x="15.101cm" svg:y="10.8cm">
          <text:p text:style-name="P3"><text:span text:style-name="T4">Endgültiger Materialdurchgang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3" draw:id="id3" draw:layer="layout" svg:width="8cm" svg:height="1.2cm" svg:x="15.101cm" svg:y="12.4cm">
          <text:p text:style-name="P3"><text:span text:style-name="T4">Auswertung, evtl. quantitative Analysen</text:span></text:p>
          <text:p text:style-name="P3"><text:span text:style-name="T4">(z.B. Häufigkeiten)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3.2cm" svg:height="1cm" svg:x="21.901cm" svg:y="9.2cm">
          <text:p text:style-name="P3"><text:span text:style-name="T4">formative Relia-</text:span></text:p>
          <text:p text:style-name="P3"><text:span text:style-name="T4">bilitätsprüfung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3.2cm" svg:height="1cm" svg:x="21.901cm" svg:y="10.8cm">
          <text:p text:style-name="P3"><text:span text:style-name="T4">summative Relia-</text:span></text:p>
          <text:p text:style-name="P3"><text:span text:style-name="T4">bilitätsprüfung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5.101cm" svg:y1="13cm" svg:x2="16.501cm" svg:y2="3cm" draw:start-shape="id3" draw:start-glue-point="3" draw:end-shape="id4" draw:end-glue-point="3" svg:d="M15101 13000h-501v-10000h1901" svg:viewBox="0 0 1902 10001">
          <text:p/>
        </draw:connector>
        <draw:line draw:style-name="gr8" draw:text-style-name="P2" draw:layer="layout" svg:x1="18.901cm" svg:y1="3.4cm" svg:x2="18.901cm" svg:y2="4cm">
          <text:p/>
        </draw:line>
        <draw:line draw:style-name="gr8" draw:text-style-name="P2" draw:layer="layout" svg:x1="18.901cm" svg:y1="5.8cm" svg:x2="18.901cm" svg:y2="6.4cm">
          <text:p/>
        </draw:line>
        <draw:line draw:style-name="gr8" draw:text-style-name="P2" draw:layer="layout" svg:x1="18.901cm" svg:y1="8.6cm" svg:x2="18.901cm" svg:y2="9.2cm">
          <text:p/>
        </draw:line>
        <draw:line draw:style-name="gr8" draw:text-style-name="P2" draw:layer="layout" svg:x1="18.901cm" svg:y1="10.2cm" svg:x2="18.901cm" svg:y2="10.8cm">
          <text:p/>
        </draw:line>
        <draw:line draw:style-name="gr8" draw:text-style-name="P2" draw:layer="layout" svg:x1="18.901cm" svg:y1="11.8cm" svg:x2="18.901cm" svg:y2="12.4cm">
          <text:p/>
        </draw:line>
        <draw:line draw:style-name="gr8" draw:text-style-name="P2" draw:layer="layout" svg:x1="20.701cm" svg:y1="9.8cm" svg:x2="21.901cm" svg:y2="9.8cm">
          <text:p/>
        </draw:line>
        <draw:line draw:style-name="gr8" draw:text-style-name="P2" draw:layer="layout" svg:x1="20.701cm" svg:y1="11.4cm" svg:x2="21.901cm" svg:y2="11.4cm">
          <text:p/>
        </draw:line>
        <draw:line draw:style-name="gr16" draw:text-style-name="P2" draw:layer="layout" svg:x1="23.901cm" svg:y1="9.2cm" svg:x2="23.901cm" svg:y2="3cm">
          <text:p/>
        </draw:line>
        <draw:line draw:style-name="gr8" draw:text-style-name="P2" draw:layer="layout" svg:x1="23.901cm" svg:y1="3cm" svg:x2="21.701cm" svg:y2="3cm">
          <text:p/>
        </draw:line>
        <draw:line draw:style-name="gr8" draw:text-style-name="P2" draw:layer="layout" svg:x1="23.901cm" svg:y1="4.8cm" svg:x2="23.101cm" svg:y2="4.8cm">
          <text:p/>
        </draw:lin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4T00:57:02.072712332</meta:creation-date>
    <dc:date>2018-08-14T16:10:53.152281448</dc:date>
    <meta:editing-duration>PT22M49S</meta:editing-duration>
    <meta:editing-cycles>6</meta:editing-cycles>
    <meta:generator>LibreOffice/5.1.6.2$Linux_X86_64 LibreOffice_project/10m0$Build-2</meta:generator>
    <meta:document-statistic meta:object-count="79"/>
  </office:meta>
</office:document-meta>
</file>